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9.74mm" fo:break-before="auto" style:use-optimal-row-height="true"/>
    </style:style>
    <style:style style:name="ro4" style:family="table-row">
      <style:table-row-properties style:row-height="75.0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e8f2a1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関数</text:p>
          </table:table-cell>
          <table:table-cell table:style-name="ce1" office:value-type="string" calcext:value-type="string">
            <text:p>実践</text:p>
          </table:table-cell>
          <table:table-cell table:style-name="ce1" office:value-type="string" calcext:value-type="string">
            <text:p>概要</text:p>
          </table:table-cell>
          <table:table-cell table:style-name="ce1" office:value-type="string" calcext:value-type="string">
            <text:p>引数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4">
            <text:p>CELL</text:p>
          </table:table-cell>
          <table:table-cell table:formula="of:=CELL([.$D2]; [.$A$2])" office:value-type="float" office:value="1" calcext:value-type="float">
            <text:p>1</text:p>
          </table:table-cell>
          <table:table-cell office:value-type="string" calcext:value-type="string">
            <text:p>参照列の番号を数で返します。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covered-table-cell/>
          <table:table-cell table:formula="of:=CELL([.$D3]; [.$A$2])" office:value-type="float" office:value="2" calcext:value-type="float">
            <text:p>2</text:p>
          </table:table-cell>
          <table:table-cell office:value-type="string" calcext:value-type="string">
            <text:p>参照行の番号を返します。</text:p>
          </table:table-cell>
          <table:table-cell office:value-type="string" calcext:value-type="string">
            <text:p>ROW</text:p>
          </table:table-cell>
        </table:table-row>
        <table:table-row table:style-name="ro1">
          <table:covered-table-cell/>
          <table:table-cell table:formula="of:=CELL([.$D4]; [.$A$2])" office:value-type="float" office:value="1" calcext:value-type="float">
            <text:p>1</text:p>
          </table:table-cell>
          <table:table-cell office:value-type="string" calcext:value-type="string">
            <text:p>参照シートの番号を返します。</text:p>
          </table:table-cell>
          <table:table-cell office:value-type="string" calcext:value-type="string">
            <text:p>SHEET</text:p>
          </table:table-cell>
        </table:table-row>
        <table:table-row table:style-name="ro1">
          <table:covered-table-cell/>
          <table:table-cell table:formula="of:=CELL([.$D5]; [.$A$2])" office:value-type="string" office:string-value="$A$2" calcext:value-type="string">
            <text:p>$A$2</text:p>
          </table:table-cell>
          <table:table-cell office:value-type="string" calcext:value-type="string">
            <text:p>参照セルの絶対参照を返します。</text:p>
          </table:table-cell>
          <table:table-cell office:value-type="string" calcext:value-type="string">
            <text:p>ADDRESS</text:p>
          </table:table-cell>
        </table:table-row>
        <table:table-row table:style-name="ro1">
          <table:covered-table-cell/>
          <table:table-cell table:formula="of:=CELL([.$D6]; [.$A$2])" office:value-type="string" office:string-value="'file:///tmp/work/info.ods'#$Sheet1" calcext:value-type="string">
            <text:p>'file:///tmp/work/info.ods'#$Sheet1</text:p>
          </table:table-cell>
          <table:table-cell office:value-type="string" calcext:value-type="string">
            <text:p>参照セルのファイル名と表名を返します。</text:p>
          </table:table-cell>
          <table:table-cell office:value-type="string" calcext:value-type="string">
            <text:p>FILENAME</text:p>
          </table:table-cell>
        </table:table-row>
        <table:table-row table:style-name="ro1">
          <table:covered-table-cell/>
          <table:table-cell table:formula="of:=CELL([.$D7]; [.$A$2])" office:value-type="string" office:string-value="$A:$A$2" calcext:value-type="string">
            <text:p>$A:$A$2</text:p>
          </table:table-cell>
          <table:table-cell office:value-type="string" calcext:value-type="string">
            <text:p>Lotus™表記で完全なセルアドレスを返します。</text:p>
          </table:table-cell>
          <table:table-cell office:value-type="string" calcext:value-type="string">
            <text:p>COORD</text:p>
          </table:table-cell>
        </table:table-row>
        <table:table-row table:style-name="ro1">
          <table:covered-table-cell/>
          <table:table-cell table:formula="of:=CELL([.$D8]; [.$A$2])" office:value-type="string" office:string-value="CELL" calcext:value-type="string">
            <text:p>CELL</text:p>
          </table:table-cell>
          <table:table-cell office:value-type="string" calcext:value-type="string">
            <text:p>参照セルの内容を書式なしで返します。</text:p>
          </table:table-cell>
          <table:table-cell office:value-type="string" calcext:value-type="string">
            <text:p>CONTENTS</text:p>
          </table:table-cell>
        </table:table-row>
        <table:table-row table:style-name="ro2">
          <table:covered-table-cell/>
          <table:table-cell table:formula="of:=CELL([.$D9]; [.$A$2])" office:value-type="string" office:string-value="l" calcext:value-type="string">
            <text:p>l</text:p>
          </table:table-cell>
          <table:table-cell office:value-type="string" calcext:value-type="string">
            <text:p>b = blank. 空白セル</text:p>
            <text:p>l = label. 文字列、結果が文字列の数式</text:p>
            <text:p>V = value. 値、結果が数字の数式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covered-table-cell/>
          <table:table-cell table:formula="of:=CELL([.$D10]; [.$A$2])" office:value-type="float" office:value="11" calcext:value-type="float">
            <text:p>11</text:p>
          </table:table-cell>
          <table:table-cell office:value-type="string" calcext:value-type="string">
            <text:p>参照列の幅を返します。標準フォントの標準サイズで入力できるゼロ (0) の数で幅を表します。</text:p>
          </table:table-cell>
          <table:table-cell office:value-type="string" calcext:value-type="string">
            <text:p>WIDTH</text:p>
          </table:table-cell>
        </table:table-row>
        <table:table-row table:style-name="ro3">
          <table:covered-table-cell/>
          <table:table-cell table:formula="of:=CELL([.$D11]; [.$A$2])" office:value-type="string" office:string-value="^" calcext:value-type="string">
            <text:p>^</text:p>
          </table:table-cell>
          <table:table-cell office:value-type="string" calcext:value-type="string">
            <text:p>参照セルの文字配置の種類を返します。</text:p>
            <text:p>' = 左揃えまたは両端揃え</text:p>
            <text:p>" = 右揃え</text:p>
            <text:p>^ = 中央揃え</text:p>
            <text:p>\ = 繰り返し (現在はオフ)</text:p>
          </table:table-cell>
          <table:table-cell office:value-type="string" calcext:value-type="string">
            <text:p>PREFIX</text:p>
          </table:table-cell>
        </table:table-row>
        <table:table-row table:style-name="ro1">
          <table:covered-table-cell/>
          <table:table-cell table:formula="of:=CELL([.$D12]; [.$A$2])" office:value-type="float" office:value="1" calcext:value-type="float">
            <text:p>1</text:p>
          </table:table-cell>
          <table:table-cell office:value-type="string" calcext:value-type="string">
            <text:p>セルが保護されているかどうかを返します。</text:p>
          </table:table-cell>
          <table:table-cell office:value-type="string" calcext:value-type="string">
            <text:p>PROTECT</text:p>
          </table:table-cell>
        </table:table-row>
        <table:table-row table:style-name="ro4">
          <table:covered-table-cell/>
          <table:table-cell table:formula="of:=CELL([.$D13]; [.$A$2])" office:value-type="string" office:string-value="F0" calcext:value-type="string">
            <text:p>F0</text:p>
          </table:table-cell>
          <table:table-cell office:value-type="string" calcext:value-type="string">
            <text:p>数の書式が付いた文字列を返します。</text:p>
            <text:p>, = 三桁区切りつきの数</text:p>
            <text:p>F = 三桁区切りなしの数</text:p>
            <text:p>C = 通貨書式</text:p>
            <text:p>S = 指数表示 (例 1.234+E56)</text:p>
            <text:p>P = パーセント値</text:p>
            <text:p>上記書式では、小数点以下の桁数が数字で返されます。例:数の書式 #,##0.0 は ,1 を返し、数の 00.000% は P3 を返します。</text:p>
            <text:p>D1 = D-MMM-YY, D-MM-YY またはこれに類似する書式</text:p>
            <text:p>D2 = DD-MM</text:p>
            <text:p>D3 = MM-YY</text:p>
            <text:p>D4 = DD-MM-YYYY HH:MM:SS</text:p>
            <text:p>D5 = MM-DD</text:p>
            <text:p>D6 = HH:MM:SS AM/PM</text:p>
            <text:p>D7 = HH:MM AM/PM</text:p>
            <text:p>D8 = HH:MM:SS</text:p>
            <text:p>D9 = HH:MM</text:p>
            <text:p>G = その他の書式</text:p>
            <text:p>- (マイナス) 付き = 負の数は色付き表示</text:p>
            <text:p>() (左右かっこ) 付き = 書式コードに左かっこを含む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covered-table-cell/>
          <table:table-cell table:formula="of:=CELL([.$D14]; [.$A$2])" office:value-type="float" office:value="0" calcext:value-type="float">
            <text:p>0</text:p>
          </table:table-cell>
          <table:table-cell office:value-type="string" calcext:value-type="string">
            <text:p>負の数が色付きに設定されている場合は 1、それ以外は 0 を返します。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covered-table-cell/>
          <table:table-cell table:formula="of:=CELL([.$D15]; [.$A$2])" office:value-type="float" office:value="0" calcext:value-type="float">
            <text:p>0</text:p>
          </table:table-cell>
          <table:table-cell office:value-type="string" calcext:value-type="string">
            <text:p>書式コードに左かっこ ( が含まれている場合は 1、それ以外は 0 を返します。</text:p>
          </table:table-cell>
          <table:table-cell office:value-type="string" calcext:value-type="string">
            <text:p>PARENTHESES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3">
            <text:p>CURRENT</text:p>
          </table:table-cell>
          <table:table-cell table:formula="of:=1+2+ORG.OPENOFFICE.CURRENT()" office:value-type="float" office:value="6" calcext:value-type="float">
            <text:p>6</text:p>
          </table:table-cell>
          <table:table-cell office:value-type="string" calcext:value-type="string">
            <text:p>現在セルの結果を返す。数式なら式でなく結果を返す。</text:p>
          </table:table-cell>
          <table:table-cell/>
        </table:table-row>
        <table:table-row table:style-name="ro1">
          <table:covered-table-cell/>
          <table:table-cell table:style-name="Bad" table:formula="of:=10+2+ORG.OPENOFFICE.STYLE(IF(ORG.OPENOFFICE.CURRENT()&gt;10;&quot;Bad&quot;;&quot;Default&quot;)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covered-table-cell/>
          <table:table-cell table:formula="of:=&quot;choo&quot;&amp;ORG.OPENOFFICE.CURRENT()" office:value-type="string" office:string-value="choochoo" calcext:value-type="string">
            <text:p>chooch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ULA</text:p>
          </table:table-cell>
          <table:table-cell table:formula="of:=FORMULA([.$C$19])" office:value-type="string" office:string-value="=SUM(1,2,3)" calcext:value-type="string">
            <text:p>=SUM(1,2,3)</text:p>
          </table:table-cell>
          <table:table-cell table:formula="of:=SUM(1;2;3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1" table:number-rows-spanned="2">
            <text:p>IFERROR</text:p>
          </table:table-cell>
          <table:table-cell table:style-name="ce3" table:formula="of:=ISERROR([.C20])" office:value-type="boolean" office:boolean-value="false" calcext:value-type="boolean">
            <text:p>FALSE</text:p>
          </table:table-cell>
          <table:table-cell table:formula="of:=1/1" office:value-type="float" office:value="1" calcext:value-type="float">
            <text:p>1</text:p>
          </table:table-cell>
          <table:table-cell/>
        </table:table-row>
        <table:table-row table:style-name="ro1">
          <table:covered-table-cell/>
          <table:table-cell table:style-name="ce3" table:formula="of:=ISERROR([.C21])" office:value-type="boolean" office:boolean-value="true" calcext:value-type="boolean">
            <text:p>TRUE</text:p>
          </table:table-cell>
          <table:table-cell table:formula="of:=1/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IFNA</text:p>
          </table:table-cell>
          <table:table-cell table:formula="of:=IFNA([.C22])" office:value-type="string" office:string-value="" calcext:value-type="error">
            <text:p>エラー:511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00/00/00</text:date>, <text:time style:data-style-name="N2" text:time-value="15:20:27.92909453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5T14:13:30.271217634</meta:creation-date>
    <meta:generator>LibreOffice/6.1.5.2$Linux_ARM_EABI LibreOffice_project/10$Build-2</meta:generator>
    <dc:date>2020-10-15T15:21:28.172757234</dc:date>
    <meta:editing-duration>PT11M10S</meta:editing-duration>
    <meta:editing-cycles>2</meta:editing-cycles>
    <meta:document-statistic meta:table-count="1" meta:cell-count="63" meta:object-count="0"/>
  </office:meta>
</office:document-meta>
</file>